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a5c1" officeooo:paragraph-rsid="0003a5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//máquina</text:p>
      <text:p text:style-name="P1">2.//hardware</text:p>
      <text:p text:style-name="P1">3.//config</text:p>
      <text:p text:style-name="P1">4.//fabricante</text:p>
      <text:p text:style-name="P1">5.//disco</text:p>
      <text:p text:style-name="P1">6.//IP</text:p>
      <text:p text:style-name="P1">7.//máquina/@nome</text:p>
      <text:p text:style-name="P1">8.//equipos/máquina[hardware/gravadora[@tipo='DVD']]<text:a xlink:type="simple" xlink:href="../../../../../@nome" text:style-name="Internet_20_link" text:visited-style-name="Visited_20_Internet_20_Link">/@nome</text:a></text:p>
      <text:p text:style-name="P1">9.//equipos/máquina/config[role]/OS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8T18:47:12.345000000</meta:creation-date>
    <meta:generator>LibreOffice/7.4.6.2$Windows_X86_64 LibreOffice_project/5b1f5509c2decdade7fda905e3e1429a67acd63d</meta:generator>
    <dc:date>2023-12-18T19:15:55.868000000</dc:date>
    <meta:editing-duration>PT28M44S</meta:editing-duration>
    <meta:editing-cycles>1</meta:editing-cycles>
    <meta:document-statistic meta:table-count="0" meta:image-count="0" meta:object-count="0" meta:page-count="1" meta:paragraph-count="9" meta:word-count="10" meta:character-count="173" meta:non-whitespace-character-count="172"/>
  </office:meta>
</office:document-meta>
</file>